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de3b"/>
    </style:style>
    <style:style style:name="P2" style:family="paragraph" style:parent-style-name="Standard">
      <style:paragraph-properties fo:text-align="start" style:justify-single-word="false"/>
      <style:text-properties officeooo:paragraph-rsid="001dde3b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dde3b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de3b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1dde3b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Standard Symbols L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T1" style:family="text">
      <style:text-properties style:text-position="super 58%"/>
    </style:style>
    <style:style style:name="T2" style:family="text">
      <style:text-properties officeooo:rsid="001a2fc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195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3" style:data-style-name="N0">0.03</text:variable-set>: The Trigonometric Functions</text:p>
      <text:list xml:id="list7263152438012368132" text:style-name="L1">
        <text:list-item>
          <text:p text:style-name="P4">Identify the opposite, adjacent, and hypotenuse of each of the following triangles:</text:p>
        </text:list-item>
      </text:list>
      <text:p text:style-name="P2"><draw:custom-shape text:anchor-type="paragraph" draw:z-index="4" draw:style-name="gr1" draw:text-style-name="P6" svg:width="0.8858in" svg:height="1.087in" svg:x="0.6409in" svg:y="0.1098in"><text:p><text:span text:style-name="T5">q</text:span></text:p><text:p/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draw:text-style-name="P6" svg:width="0.9004in" svg:height="1.2425in" svg:x="5.6189in" svg:y="0.1016in"><text:p><text:span text:style-name="T5"/></text:p><text:p><text:span text:style-name="T5"/></text:p><text:p><text:span text:style-name="T5"><text:s text:c="18"/></text:span><text:span text:style-name="T5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5" draw:style-name="gr2" draw:text-style-name="P6" svg:width="1.1685in" svg:height="0.8697in" svg:x="3.922in" svg:y="0.0362in"><text:p><text:span text:style-name="T5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7" svg:width="1.4067in" svg:height="0.6315in" svg:x="1.9783in" svg:y="0.1854in"><text:p><text:span text:style-name="T5"><text:s text:c="2"/></text:span></text:p><text:p><text:span text:style-name="T5"><text:s/></text:span></text:p><text:p><text:span text:style-name="T5"><text:s text:c="9"/></text:span><text:span text:style-name="T5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319009593575" text:continue-numbering="true" text:style-name="L1">
        <text:list-item>
          <text:p text:style-name="P4">Calculate the length of each side of the following triangles (not drawn to scale):</text:p>
        </text:list-item>
      </text:list>
      <text:p text:style-name="P2"/>
      <text:p text:style-name="P2"><draw:custom-shape text:anchor-type="paragraph" draw:z-index="8" draw:style-name="gr5" draw:text-style-name="P9" svg:width="1.6748in" svg:height="1.5315in" svg:x="4.1154in" svg:y="0.1528in"><text:p text:style-name="P8"><text:span text:style-name="T5"><text:s text:c="23"/></text:span></text:p><text:p text:style-name="P8"><text:span text:style-name="T5">1.6</text:span><text:span text:style-name="T4">m</text:span><text:span text:style-name="T5"> <text:s text:c="45"/></text:span></text:p><text:p text:style-name="P8"><text:span text:style-name="T5"/></text:p><text:p text:style-name="P8"><text:span text:style-name="T5"><text:s text:c="36"/></text:span></text:p><text:p text:style-name="P8"><text:span text:style-name="T5"><text:s text:c="41"/></text:span><text:span text:style-name="T5">45°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><draw:custom-shape text:anchor-type="paragraph" draw:z-index="9" draw:style-name="gr6" draw:text-style-name="P6" svg:width="2.6114in" svg:height="0.8295in" svg:x="0.5665in" svg:y="0.0472in"><text:p><text:span text:style-name="T5"><text:s text:c="25"/></text:span><text:span text:style-name="T5">6</text:span><text:span text:style-name="T4">m</text:span><text:span text:style-name="T5"> <text:s text:c="25"/></text:span></text:p><text:p><text:span text:style-name="T5"><text:s/></text:span></text:p><text:p><text:span text:style-name="T5"/></text:p><text:p><text:span text:style-name="T5"><text:s text:c="56"/></text:span><text:span text:style-name="T5">20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318511342011" text:continue-numbering="true" text:style-name="L1">
        <text:list-item>
          <text:p text:style-name="P4">Ivan is walking across a field. <text:s/>He walks <text:span text:style-name="T2">6</text:span>000m in <text:span text:style-name="T2">4</text:span>0 minutes, at a 3<text:span text:style-name="T2">5</text:span><text:span text:style-name="T3">°</text:span><text:span text:style-name="T4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318829747841" text:continue-numbering="true" text:style-name="L1">
        <text:list-item>
          <text:list>
            <text:list-item>
              <text:p text:style-name="P4">How far west is Ivan from where he started? <text:s text:c="2"/></text:p>
            </text:list-item>
          </text:list>
        </text:list-item>
      </text:list>
      <text:p text:style-name="P2"/>
      <text:p text:style-name="P2"/>
      <text:list xml:id="list71318125915450" text:continue-numbering="true" text:style-name="L1">
        <text:list-item>
          <text:list>
            <text:list-item>
              <text:p text:style-name="P4">How far south is he from where he started? <text:s/></text:p>
            </text:list-item>
          </text:list>
        </text:list-item>
      </text:list>
      <text:p text:style-name="P2"/>
      <text:p text:style-name="P2"/>
      <text:list xml:id="list71318152961510" text:continue-numbering="true" text:style-name="L1">
        <text:list-item>
          <text:list>
            <text:list-item>
              <text:p text:style-name="P4">How fast was Ivan walking?</text:p>
            </text:list-item>
          </text:list>
        </text:list-item>
      </text:list>
      <text:p text:style-name="P2"/>
      <text:p text:style-name="P2"/>
      <text:list xml:id="list71319100157485" text:continue-numbering="true" text:style-name="L1">
        <text:list-item>
          <text:list>
            <text:list-item>
              <text:p text:style-name="P4">How fast was Ivan moving to the west? <text:s/></text:p>
            </text:list-item>
          </text:list>
        </text:list-item>
      </text:list>
      <text:p text:style-name="P2"/>
      <text:p text:style-name="P2"/>
      <text:list xml:id="list71318221680287" text:continue-numbering="true" text:style-name="L1">
        <text:list-item>
          <text:list>
            <text:list-item>
              <text:p text:style-name="P4">How fast was Ivan moving to the south?</text:p>
            </text:list-item>
          </text:list>
        </text:list-item>
      </text:list>
      <text:p text:style-name="P2"/>
      <text:p text:style-name="P2"><text:soft-page-break/></text:p>
      <text:list xml:id="list71318052659398" text:continue-numbering="true" text:style-name="L1">
        <text:list-item>
          <text:p text:style-name="P4">Calculate the indicated angle for each triangle:</text:p>
        </text:list-item>
      </text:list>
      <text:p text:style-name="P2"><draw:custom-shape text:anchor-type="paragraph" draw:z-index="12" draw:style-name="gr9" draw:text-style-name="P6" svg:width="0.8713in" svg:height="0.9878in" svg:x="4.852in" svg:y="0.1047in"><text:p><text:span text:style-name="T5"/></text:p><text:p><text:span text:style-name="T5"/></text:p><text:p><text:span text:style-name="T5"><text:s text:c="17"/></text:span><text:span text:style-name="T5">q</text:span></text:p><text:p><text:span text:style-name="T5"/></text:p><text:p><text:span text:style-name="T5"><text:s text:c="29"/></text:span><text:span text:style-name="T5">2.5</text:span><text:span text:style-name="T4">m</text:span><text:span text:style-name="T5"> <text:s text:c="3"/></text:span></text:p><text:p><text:span text:style-name="T5"/></text:p><text:p><text:span text:style-name="T5"><text:s text:c="10"/></text:span><text:span text:style-name="T5">4</text:span><text:span text:style-name="T4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0" draw:style-name="gr7" draw:text-style-name="P6" svg:width="1.6748in" svg:height="0.8323in" svg:x="0.4252in" svg:y="0in"><text:p><text:span text:style-name="T5"><text:s text:c="28"/></text:span><text:span text:style-name="T5">3</text:span><text:span text:style-name="T4">m</text:span><text:span text:style-name="T5"> <text:s/></text:span></text:p><text:p><text:span text:style-name="T5">1</text:span><text:span text:style-name="T4">m</text:span><text:span text:style-name="T5"> <text:s text:c="36"/></text:span></text:p><text:p><text:span text:style-name="T5"><text:s text:c="36"/></text:span><text:span text:style-name="T5">q</text:span></text:p><text:p><text:span text:style-name="T5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1" draw:style-name="gr8" draw:text-style-name="P6" svg:width="1.1016in" svg:height="0.7287in" svg:x="2.8728in" svg:y="0.0327in"><text:p><text:span text:style-name="T5"><text:s text:c="12"/></text:span><text:span text:style-name="T5">5</text:span><text:span text:style-name="T4">m</text:span><text:span text:style-name="T5"> <text:s/></text:span></text:p><text:p><text:span text:style-name="T5"><text:s text:c="35"/></text:span></text:p><text:p><text:span text:style-name="T5"><text:s text:c="27"/></text:span><text:span text:style-name="T5">q</text:span></text:p><text:p><text:span text:style-name="T5"><text:s text:c="15"/></text:span><text:span text:style-name="T5">4</text:span><text:span text:style-name="T4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list xml:id="list71318451948258" text:continue-numbering="true" text:style-name="L1">
        <text:list-item>
          <text:p text:style-name="P4">Angel is hiking in the desert, where he walks <text:span text:style-name="T2">2</text:span> mile<text:span text:style-name="T2">s</text:span> to the east, then <text:span text:style-name="T2">1</text:span> miles north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317328321694" text:continue-numbering="true" text:style-name="L1">
        <text:list-item>
          <text:list>
            <text:list-item>
              <text:p text:style-name="P4">How far is Angel from where he starte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318507393620" text:continue-numbering="true" text:style-name="L1">
        <text:list-item>
          <text:list>
            <text:list-item>
              <text:p text:style-name="P4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318707168923" text:continue-numbering="true" text:style-name="L1">
        <text:list-item>
          <text:p text:style-name="P4">Hazel is flying in a plane at <text:span text:style-name="T2">35</text:span>0 m/s to the north. <text:s/>The wind is blowing at <text:span text:style-name="T2">120</text:span> m/s to the east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319062877796" text:continue-numbering="true" text:style-name="L1">
        <text:list-item>
          <text:list>
            <text:list-item>
              <text:p text:style-name="P4">What is Hazel’s resultant speed?</text:p>
            </text:list-item>
          </text:list>
        </text:list-item>
      </text:list>
      <text:p text:style-name="P2"/>
      <text:p text:style-name="P2"/>
      <text:p text:style-name="P2"/>
      <text:list xml:id="list71318060926443" text:continue-numbering="true" text:style-name="L1">
        <text:list-item>
          <text:list>
            <text:list-item>
              <text:p text:style-name="P4">What angle will Hazel’s plane go (measured from north)?</text:p>
            </text:list-item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8-10-16T07:13:16.917213429" text:date-adjust="PT24H00M00S">10/17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28:48.579654877</meta:creation-date>
    <meta:editing-duration>PT5M9S</meta:editing-duration>
    <meta:editing-cycles>5</meta:editing-cycles>
    <meta:generator>LibreOffice/5.2.7.2$Linux_X86_64 LibreOffice_project/20$Build-2</meta:generator>
    <dc:date>2018-10-16T07:13:16.829038851</dc:date>
    <meta:document-statistic meta:table-count="0" meta:image-count="2" meta:object-count="0" meta:page-count="2" meta:paragraph-count="21" meta:word-count="232" meta:character-count="1248" meta:non-whitespace-character-count="1005"/>
  </office:meta>
</office:document-meta>
</file>